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AMARRA VALENCIA, WALDY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81364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893585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AMARRA VALENCIA, WALDY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8136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893585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481364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33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4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5369225</text:p>
          </table:table-cell>
          <table:table-cell table:style-name="Tabla2.D3" office:value-type="string">
            <text:p text:style-name="P23">44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3:18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